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position="0% 100%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position="super 58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5_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1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</text:p>
      <text:p text:style-name="P6">State<text:tab/><text:tab/><text:tab/><text:tab/><text:tab/><text:tab/></text:p>
      <text:p text:style-name="P6">Country<text:tab/><text:tab/><text:tab/><text:tab/><text:tab/></text:p>
      <text:p text:style-name="P6">Subject<text:tab/><text:tab/><text:tab/><text:tab/><text:tab/>God (Judaism)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0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Solomon Ben Gabriol, Mendelssohn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Front Cover]</text:p>
      <text:p text:style-name="P2">4th lecture on the/</text:p>
      <text:p text:style-name="P2">existence of God./</text:p>
      <text:p text:style-name="P2"/>
      <text:p text:style-name="P3">[Page 1]</text:p>
      <text:p text:style-name="P3">Brethren. <text:s/>To agreeably engage the attention of my hearers,/ while trying to afford some useful instruction would always/ be my aim, if I were equal to it; but the difficulty to/ accomplish both objects increases in proportion as the topics/ to be discussed are abstract in their character. <text:s/>I fear/ therefore that last Sabbath, instead of being pleasantly enter-/-tained, you may have experienced considerable fatigue in following/ me, when I was giving a passing description of the phi-/-losophy originating with Benedict Spinoza. <text:s/>I found/ it, however, necessary to mention the pantheist of Holland,/ as a caution to the Jewish youths of America. <text:s/>They are likely/ to become fascinated by names. <text:s/>The fictitious glory of/ numbering among their celebrities a<text:span text:style-name="T1">s</text:span><text:span text:style-name="T3"> man of world-wide/ renown, is very apt to mislead. <text:s/>I have every desire to encourage/ a sentiment of denominational pride, which may act as an/ incentive to noble endeavours, but not when at the cost of truth./ <text:s/>That sentiment has grown into a morbid sentimentality./ <text:s/>Within late years all who by birth or descent might have claimed/ a place in Israel's history if they so chose, are appropriated as our own with-/-out discrimination, despite the humiliating fact that many/ of them drowned their extraction, or deliberately did </text:span><text:span text:style-name="T1">it</text:span><text:span text:style-name="T3"> Judaism injury./</text:span></text:p>
      <text:p text:style-name="P3"><text:span text:style-name="T3"/></text:p>
      <text:p text:style-name="P3"><text:span text:style-name="T3">[Page 2]</text:span></text:p>
      <text:p text:style-name="P3"><text:span text:style-name="T3">Spinoza was a profound thinker, but he did not/ think Jewishly, nor even Deistically. <text:s/>He was a </text:span><text:soft-page-break/><text:span text:style-name="T3">Biblical/ scholar, but he did not illustrate the Bible to </text:span><text:span text:style-name="T1">the credit</text:span><text:span text:style-name="T3">/ </text:span><text:span text:style-name="T1">of</text:span><text:span text:style-name="T3"> his people's credit. <text:s/>I say nothing of his living and dying/ among strangers to his father's faith, because some may ac-/-count for it in the unfortunate excomunication[sic!] hurled/ against the pantheist by the </text:span><text:span text:style-name="T1">Rabbis of</text:span><text:span text:style-name="T3"> Amsterdam Rabbis. <text:s/>But/ I do him no injustice when I pronounce his </text:span><text:span text:style-name="T1">writings</text:span><text:span text:style-name="T3"> teachings anti-/Mosaic, and his whole life an eye-sore to the Hebrews of </text:span><text:span text:style-name="T1">all</text:span><text:span text:style-name="T3"> his/ age</text:span><text:span text:style-name="T1">s</text:span><text:span text:style-name="T3">. <text:s/>I must therefore disconnect his name/ </text:span><text:span text:style-name="T1">with</text:span><text:span text:style-name="T3"> from that of men of whose literary productions Israelites/ have a legitimate right to boast. <text:s/>My young/ friends have, no doubt, heard of Maimonides, the great theo-/-logian, physician and philosopher, and of his predecessor/ Solomon Ben Gabriol, the great poet and philosopher./ <text:s/>We may not approve of all that those two Sages wrote,/ but we all will award to them the merit of having unequi-/-vocally taught the existence of God; revelation and immortality./ <text:s/>Hence I declare false the assertion of some that from/ them Spinoza learnt the destructive theories, which he/ developped[sic!] into a new system. <text:s/>I am certain that if those/ Spanish Rabbis were alive, they would thrust back the charge/</text:span></text:p>
      <text:p text:style-name="P3"><text:span text:style-name="T3"/></text:p>
      <text:p text:style-name="P3"><text:span text:style-name="T3">[Page 3]</text:span></text:p>
      <text:p text:style-name="P3"><text:span text:style-name="T3">with righteous indignation, in the same manner as the/ German Mendelssohn repelled </text:span><text:span text:style-name="T1">it</text:span><text:span text:style-name="T3"> the imputation of </text:span><text:span text:style-name="T1">Spinos</text:span><text:span text:style-name="T3"> being </text:span><text:span text:style-name="T1">weded to</text:span><text:span text:style-name="T3"> tinctured with Spinosim, when an attempt was made/ to fasten it upon him by persons who misunderstood that true Jew,/ gentleman and scholar./</text:span></text:p>
      <text:p text:style-name="P3"><text:span text:style-name="T3">Maimonides is explicit in his famous book, called " a teacher</text:span><text:span text:style-name="T1">s</text:span><text:span text:style-name="T3"> of/ the perplexed". <text:s/>He says: "the belief of the adherents </text:span><text:span text:style-name="T1">of</text:span><text:span text:style-name="T3"> to the Mosaic/ Law is that every thing which has existence--except the blessed/ Creator Himself--was brought forth out of absolute nothing by/ God Almighty. <text:s/>Nothing but Himself is self-existing;/ nothing, neither an angel, nor a planet, nor the force that/ moves a planet. <text:s/>All these have emanated from the free will/ and pleasure of God." <text:s/>And further on he observes: "According/ to our opinion, creation is the result of </text:span><text:span text:style-name="T1">a</text:span><text:span text:style-name="T3"> design, not of </text:span><text:span text:style-name="T1">a</text:span><text:span text:style-name="T3">/ necessity, for it is possible for Him who planned it to alter/ it for some other purpose." <text:s/>So also Gabirol in his splendid/ poem, entitled "the royal crown," addressing the Deity exclaims:/ "Thou has created me not by necessity, but by freedom of will,/ not by compulsion but through volition and love". <text:s/>And/ in his Arabic work + rightly styled "a </text:span><text:span text:style-name="T1">choice</text:span><text:span text:style-name="T3"> selection of pearls" he writes:/ "A Sage was once asked to define </text:span><text:span text:style-name="T1">God</text:span><text:span text:style-name="T3"> the Creator; the answer was 'to/ explain what can never be learnt is folly, to deny whatever is above/</text:span></text:p>
      <text:p text:style-name="P4"><text:span text:style-name="T3">+ according to some, it is a mere translation from Arabic &amp; Greek proverbs./</text:span></text:p>
      <text:p text:style-name="P4"><text:span text:style-name="T3"/></text:p>
      <text:p text:style-name="P3"><text:span text:style-name="T3">[Page 4]</text:span></text:p>
      <text:p text:style-name="P3"><text:span text:style-name="T3">our understanding is sin'" <text:s/>And this heinous offence[sic!], my dear/ hearers, they commit who would rob the world of the sus-/-taining hope in a universal Father, because their most/ audacious efforts to reach up to Him and palpably feel/ that He is, are like the endeavours of a fly that should try/ to overtake an eagle and </text:span><text:span text:style-name="T1">touch</text:span><text:span text:style-name="T3"> ride upon it, as the king of birds, spans/ the sky with its outstretched wings./</text:span></text:p>
      <text:p text:style-name="P3"><text:span text:style-name="T3">Atheists see the </text:span><text:span text:style-name="T1">harmonious</text:span><text:span text:style-name="T3"> symmetrical position of the sun in relation to/ to[sic!] the planets; they notice the cedar and the hyssop, the/ lily and the rose drink the refreshing dew, and expand under/ the solar rays; they perceive a perfect </text:span><text:span text:style-name="T1">agreement</text:span><text:span text:style-name="T3"> harmony between/ man's wants and his capacities for enjoyment; they know/ that man thinks and acts by powers hidden but incontestable,/ and yet they deny. <text:s/>The admirable arrangement point to/ a Mind that regulated all with supreme wisdom, the marvellous[sic!]/ order, majesty and beauties of creation which delight</text:span><text:span text:style-name="T1">s</text:span><text:span text:style-name="T3"> the soul/ of the sensitive and meditative, are not accepted as a con-/vincing proof of the existence of God. <text:s/>Why? because/ this existence does not fall under </text:span><text:span text:style-name="T1">our</text:span><text:span text:style-name="T3"> their senses, and because neither can/ </text:span><text:span text:style-name="T1">the</text:span><text:span text:style-name="T3"> finite intellect grasp it./</text:span></text:p>
      <text:p text:style-name="P3"><text:span text:style-name="T3">Let us hear then what they </text:span><text:span text:style-name="T1">give us</text:span><text:span text:style-name="T3"> propose for our acceptance, which is more tangible,/ more comprehensible. <text:s/>Oh! human perversity! <text:s/></text:span><text:span text:style-name="T1">They chase away</text:span><text:span text:style-name="T3">/ </text:span></text:p>
      <text:p text:style-name="P3"><text:span text:style-name="T3"/></text:p>
      <text:p text:style-name="P3"><text:span text:style-name="T3">[Page 5]</text:span></text:p>
      <text:p text:style-name="P3"><text:span text:style-name="T3">They chase away the idea of God, Creator and Disposer/ of all things, to offer instead, as an alternative, </text:span><text:soft-page-break/><text:span text:style-name="T3">the hypothesis/ of a combination of atoms accidentally building up worlds,/ and that of a blind necessity, </text:span><text:span text:style-name="T1">of</text:span><text:span text:style-name="T3"> or of a substance--the God of Spinoza--shaping matter into millions </text:span><text:span text:style-name="T1">of</text:span><text:span text:style-name="T3">/ of objects, </text:span><text:span text:style-name="T1">all</text:span><text:span text:style-name="T3"> each performing a different task, but all contributing to/ preserve in its entirety the grand fabric of the universe./ <text:s/>And that hypothesis they </text:span><text:span text:style-name="T1">would</text:span><text:span text:style-name="T3"> dignify with the title of philo-/-sophy. <text:s/>Brethren. <text:s/>I cannot tell your impressions./ <text:s/></text:span><text:span text:style-name="T1">but</text:span><text:span text:style-name="T3"> As to myself I prefer remaining unphilosophical, but in/ </text:span><text:span text:style-name="T1">the</text:span><text:span text:style-name="T3"> possession of that plain logic which leads me directly from/ the effect to the cause, recognizing in this an Intellectual Power; an Omnipotent/ Being. <text:s/>If that be ignorance I choose it in preference to that/ learning implying the acceptance of theories which my reason/ rejects, and my feelings revolt against. <text:s/>I could more/ readily bow to the mighty luminary when it rides the heavens,/ and acknowledge it a god, or bend the knee before the foaming/ ocean; when its waves swell majestically, than believe that/ the animal</text:span><text:span text:style-name="T4">3</text:span><text:span text:style-name="T5">, the vegetable</text:span><text:span text:style-name="T4">2</text:span><text:span text:style-name="T5"> and the mineral</text:span><text:span text:style-name="T4">1</text:span><text:span text:style-name="T5"> kingdoms have sprung/ up by casualty like the mythological Minerva from the/ head of Jupiter; or that a law of compulsion spread out the fir-/-mament as a curtain, and bespangled it with starry worlds./ <text:s/>Admit: I am ignorant of the essence of my Creator; I cannot/</text:span></text:p>
      <text:p text:style-name="P3"><text:span text:style-name="T5"/></text:p>
      <text:p text:style-name="P3"><text:span text:style-name="T5">[Page 6]</text:span></text:p>
      <text:p text:style-name="P3"><text:span text:style-name="T5">form the slightest conception of His preexistence to all/ which has existence, but in that I do not stand alone because/ of my puny intellect. <text:s/>Men gifted with the greatest genius,/ have felt the narrow compass of their mental faculties, when/ in search of the highest Divine Truth. <text:s/>The wise will study/ the developments of science, while they humbly go in quest of/ that truth, and rest satisfied if they can raise in the smallest/ degree a corner of the veil which conceals it from human understanding./ <text:s/>The fools will observe the wonderful application of </text:span><text:span text:style-name="T2">the</text:span><text:span text:style-name="T5"> God's laws/ of nature and still say in their hearts "there is no God". <text:s/></text:span><text:span text:style-name="T2">This</text:span><text:span text:style-name="T5">/ </text:span><text:span text:style-name="T2">so did The wisdom of</text:span><text:span text:style-name="T5"> It was the Psalmist </text:span><text:span text:style-name="T2">declared when it</text:span><text:span text:style-name="T5"> that </text:span><text:span text:style-name="T2">has</text:span><text:span text:style-name="T5"> warned/ society of the baneful consequences of </text:span><text:span text:style-name="T2">Atheism</text:span><text:span text:style-name="T5"> such folly by this sentence./ <text:s/>"They (the godless) have become corrupt, they have done abominable works,/ there is none that </text:span><text:span text:style-name="T2">go</text:span><text:span text:style-name="T5"> does good". <text:s/>Yes, friends, without/ the all-supporting idea of God, the foundations of the social/ edifice will totter</text:span><text:span text:style-name="T2">s</text:span><text:span text:style-name="T5"> and finally crumble into dust. <text:s/>Without a model of/ goodness in Him who designed and brought out all for the/ happiness of His creatures, selfishness will rule </text:span><text:span text:style-name="T2">to</text:span><text:span text:style-name="T5"> till it accomplishes utter destruction./ <text:s/>Without a pattern of justice in Him who has destined/ for all His creatures the varied products of the earth He made/ fertile, abnormal inequalities would crush the weak under the/ powerful. </text:span><text:span text:style-name="T2">powerful.</text:span><text:span text:style-name="T5">/</text:span></text:p>
      <text:p text:style-name="P3"><text:span text:style-name="T5"/></text:p>
      <text:p text:style-name="P3"><text:span text:style-name="T5">[Page 7]</text:span></text:p>
      <text:p text:style-name="P3"><text:span text:style-name="T5"><text:tab/>The idea of God can solely uphold us in virtue./ <text:s/>Not by the fear of punishment, nor even by the expect-/-ation of a reward--though both are certain to come here and hereafter--,/ but by its offering to us an archetype of perfection,/ which to approach should be the loftiest aspiration of/ your lives, my intelligent young hearers. <text:s/>God, reflected/ in the Sun which illumines warms and gladdens worlds; God,/ reflected in the tiny flowret[sic!] which sweetens the air, is/ the same copy of loving-kindness set before your/ vision. <text:s/>Oh! Do not turn away from it/ to become entangled in a maze of insoluble questions, I mean the/ questions which they apparent suffering of the righteous,/ and the seeming prosperity of the wicked raise against/ the principle of an even-handed Justice; the assumed pre-/-valence of evil against the doctrine of a celestial supervision./ <text:s/>Atheists who do not see a Creator through that/ which </text:span><text:span text:style-name="T2">is clearly beneficial</text:span><text:span text:style-name="T5"> affords blessings in a superlative degree, will/ not acknowledge Him because of existing afflictions./ <text:s/>For if the Artificer has not been at all at work, then He/ is no more the Author of what mortals call troubles, than/ the Maker of what brings veritable joys. <text:s/>It is to the/ believer that those questions are harrowing and perplexing./</text:span></text:p>
      <text:p text:style-name="P3"><text:span text:style-name="T5"/></text:p>
      <text:p text:style-name="P3"><text:span text:style-name="T5">[Page 8]</text:span></text:p>
      <text:p text:style-name="P3"><text:span text:style-name="T5"><text:tab/>And yet if he be intelligent, he will often, if not al-/-ways, justify the ways of Providence, for he will/ discover in innumerable instances that man himself has been/ the Creator of his misfortune. <text:s/>Appetites and ambition,/ loose passions and a defiance of the imprescribable[sic!] rules of nature have/ </text:span><text:soft-page-break/><text:span text:style-name="T5">militated against his happiness. <text:s/>And what is true of/ individuals, applies with equal or more force to fa-/-milies and to nations at large. <text:s/>countless are those/ who might have led a life of </text:span><text:span text:style-name="T2">tran</text:span><text:span text:style-name="T5"> ease and contentment,/ but who voluntarily chose a harassing one full of/ </text:span><text:span text:style-name="T2">disappointments and</text:span><text:span text:style-name="T5"> regrets and disappointments. <text:s/>And does not every day's/ history show national disasters as the immediate issue/ of national wrongs? <text:s/>God does watch and regulate,/ not to control our freedom of will; nor to alter the laws/ He has primordially established on the moral as well as/ physical world, so that the men we consider pious be/ highly lifted up, and those we regard as impious be/ obviously cast down. <text:s/>No; He keeps a vigilant guard/ over </text:span><text:span text:style-name="T2">[?] human events and however wicked He</text:span><text:span text:style-name="T5"> sublunary events, </text:span><text:span text:style-name="T2">to mould their</text:span><text:span text:style-name="T5"> to prevent them--howsoever </text:span><text:span text:style-name="T2">wicked</text:span><text:span text:style-name="T5"> grievous--from thwarting His wise in-/-tentions, and to make</text:span><text:span text:style-name="T2">s</text:span><text:span text:style-name="T5"> them work out His paternal </text:span><text:span text:style-name="T2">design</text:span><text:span text:style-name="T5"> wish/ for the progress of the human race./</text:span></text:p>
      <text:p text:style-name="P3"><text:span text:style-name="T5"/></text:p>
      <text:p text:style-name="P3"><text:span text:style-name="T5">[Page 9]</text:span></text:p>
      <text:p text:style-name="P3"><text:span text:style-name="T5"><text:tab/>That is my soul-supporting dogma./ <text:s/>Do I then deny the existence of evil beyond our control?/ <text:s/>God grant I could. <text:s/>I perceive it and lament it, and/ when trying to reconcile it with my conviction of a over-/ruling Providence my brains reel and stagger. <text:s/>But I deny/ the prevalence of evil, and deny that life is an uninterrupted series of/ sorrows. <text:s/>Felicity and infelicity are not to be measured/ by the hour, nor by the gauge that people mostly use--/gold. <text:s/>The pleasures derived from the performance of duty,/ from the well-earned esteem of the upright, from the love of our child-/-ren and from the contemplation of the glories of creation and its/ Creator, outweigh trials and hardships and annoyances we may/ at times have endured. <text:s/>And, on the contrary, the success/ of the </text:span><text:span text:style-name="T2">disho</text:span><text:span text:style-name="T5"> dishonest may be a hidden fire, which will not/ let him rest. <text:s/>An Italian poet of great renown wrote these/ lines: "If the piercings of the heart could be traced upon the fore-/head, how many that we envy, might excite our deep pity!"/</text:span></text:p>
      <text:p text:style-name="P3"><text:span text:style-name="T5"><text:tab/>Here I end </text:span><text:span text:style-name="T2">discussing</text:span><text:span text:style-name="T5"> the first topic of my series, not/ because I presume to have spoken upon it exhaustively, for had I the/ acumen of a Socrates and the eloquence of a Demosthenes,/ I would fall short of the magnitude of the subject,/ but because I judge that the very little I have advanced </text:span><text:span text:style-name="T2">in the</text:span><text:span text:style-name="T5">/</text:span></text:p>
      <text:p text:style-name="P3"><text:span text:style-name="T5"/></text:p>
      <text:p text:style-name="P3"><text:span text:style-name="T5">[Page 10]</text:span></text:p>
      <text:p text:style-name="P3"><text:span text:style-name="T5">in the last four lectures, will suffice to awaken your/ reflection, my dear young friends. <text:s/>Feeble as my/ arguments may have been, they may still serve as a shield/ to screen you from the attacks of unbelief. <text:s/>Happy/ will I feel if you that have listened will carry further/ the blessed conviction of the truth I sought to inculcate most happy/ to know that you have become the means of rescuing the thought-/-less and the prejudiced from the curse of Atheism; that/ you have persuasively brought them to the footstool/ of the Sovereign Lord, to adore Him as the self-existing,/ the </text:span><text:span text:style-name="T2">powerful</text:span><text:span text:style-name="T5"> omnipotent, the merciful and all-loving/ Creator and God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1:44:02.32</meta:creation-date>
    <dc:date>2013-02-13T13:27:28.94</dc:date>
    <meta:editing-duration>PT1H8M34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5" meta:paragraph-count="88" meta:word-count="2337" meta:character-count="14229"/>
  </office:meta>
</office:document-meta>
</file>